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7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8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0c1e58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/>
    </style:style>
    <style:style style:name="P13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4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15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16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17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37924d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3c1fdf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0pt" officeooo:paragraph-rsid="0037924d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Text_20_body">
      <style:text-properties style:font-name="DejaVu Sans Mono" fo:font-size="10pt" style:font-size-asian="10pt" style:font-size-complex="10pt"/>
    </style:style>
    <style:style style:name="P28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29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0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1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34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35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36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37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38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39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40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41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42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43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372e13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37924d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3906cd" style:font-size-asian="10pt" style:font-size-complex="10pt"/>
    </style:style>
    <style:style style:name="P48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460aa2" style:font-size-asian="10pt" style:font-size-complex="10pt"/>
    </style:style>
    <style:style style:name="P50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51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52" style:family="paragraph" style:parent-style-name="Text_20_body">
      <style:paragraph-properties fo:text-align="justify" style:justify-single-word="false"/>
      <style:text-properties officeooo:paragraph-rsid="000c1e58"/>
    </style:style>
    <style:style style:name="P53" style:family="paragraph" style:parent-style-name="Text_20_body">
      <style:paragraph-properties fo:text-align="justify" style:justify-single-word="false"/>
      <style:text-properties officeooo:paragraph-rsid="002ada31"/>
    </style:style>
    <style:style style:name="P54" style:family="paragraph" style:parent-style-name="Text_20_body">
      <style:paragraph-properties fo:text-align="justify" style:justify-single-word="false"/>
      <style:text-properties officeooo:paragraph-rsid="002f95c7"/>
    </style:style>
    <style:style style:name="P55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56" style:family="paragraph" style:parent-style-name="Text_20_body">
      <style:text-properties officeooo:paragraph-rsid="000dc445"/>
    </style:style>
    <style:style style:name="P57" style:family="paragraph" style:parent-style-name="Text_20_body">
      <style:text-properties officeooo:paragraph-rsid="000f7f65"/>
    </style:style>
    <style:style style:name="P58" style:family="paragraph" style:parent-style-name="Text_20_body">
      <style:paragraph-properties fo:text-align="justify" style:justify-single-word="false"/>
      <style:text-properties style:font-name="arial" fo:font-size="10pt" officeooo:paragraph-rsid="0044503f" style:font-size-asian="10pt" style:font-size-complex="10pt"/>
    </style:style>
    <style:style style:name="P59" style:family="paragraph" style:parent-style-name="Text_20_body">
      <style:paragraph-properties fo:text-align="justify" style:justify-single-word="false"/>
      <style:text-properties style:font-name="arial" fo:font-size="10pt" officeooo:paragraph-rsid="00460aa2" style:font-size-asian="10pt" style:font-size-complex="10pt"/>
    </style:style>
    <style:style style:name="P60" style:family="paragraph" style:parent-style-name="Text_20_body">
      <style:paragraph-properties fo:text-align="justify" style:justify-single-word="false"/>
      <style:text-properties style:font-name="arial"/>
    </style:style>
    <style:style style:name="P61" style:family="paragraph" style:parent-style-name="Text_20_body">
      <style:paragraph-properties fo:text-align="justify" style:justify-single-word="false"/>
      <style:text-properties style:font-name="arial" officeooo:paragraph-rsid="00460aa2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Text_20_body" style:list-style-name="L1">
      <style:paragraph-properties fo:text-align="justify" style:justify-single-word="false"/>
      <style:text-properties officeooo:paragraph-rsid="000dc445"/>
    </style:style>
    <style:style style:name="P65" style:family="paragraph" style:parent-style-name="Text_20_body" style:list-style-name="L1">
      <style:paragraph-properties fo:text-align="justify" style:justify-single-word="false"/>
      <style:text-properties style:font-name="Arial" officeooo:rsid="000dc445" officeooo:paragraph-rsid="000dc445"/>
    </style:style>
    <style:style style:name="P66" style:family="paragraph" style:parent-style-name="Text_20_body">
      <style:paragraph-properties fo:text-align="justify" style:justify-single-word="false"/>
      <style:text-properties style:font-name="Arial" officeooo:rsid="003c108e" officeooo:paragraph-rsid="000f7f65"/>
    </style:style>
    <style:style style:name="P67" style:family="paragraph" style:parent-style-name="Text_20_body">
      <style:paragraph-properties fo:text-align="justify" style:justify-single-word="false"/>
      <style:text-properties style:font-name="Arial" fo:font-size="12pt" officeooo:rsid="001adc3f" officeooo:paragraph-rsid="001adc3f" style:font-size-asian="12pt" style:font-size-complex="12pt"/>
    </style:style>
    <style:style style:name="P68" style:family="paragraph" style:parent-style-name="Text_20_body">
      <style:paragraph-properties fo:text-align="justify" style:justify-single-word="false"/>
      <style:text-properties style:font-name="Arial" officeooo:rsid="0037924d" officeooo:paragraph-rsid="0037924d"/>
    </style:style>
    <style:style style:name="P69" style:family="paragraph" style:parent-style-name="Text_20_body">
      <style:paragraph-properties fo:text-align="justify" style:justify-single-word="false"/>
      <style:text-properties style:font-name="Arial" officeooo:rsid="003a8218"/>
    </style:style>
    <style:style style:name="P70" style:family="paragraph" style:parent-style-name="Text_20_body" style:list-style-name="L2">
      <style:text-properties style:font-name="Arial"/>
    </style:style>
    <style:style style:name="P71" style:family="paragraph" style:parent-style-name="Text_20_body" style:list-style-name="L3">
      <style:text-properties style:font-name="Arial" officeooo:paragraph-rsid="00211a72"/>
    </style:style>
    <style:style style:name="P72" style:family="paragraph" style:parent-style-name="Text_20_body">
      <style:paragraph-properties fo:text-align="justify" style:justify-single-word="false"/>
      <style:text-properties style:font-name="Arial1" officeooo:rsid="000c1e58" officeooo:paragraph-rsid="000dc445"/>
    </style:style>
    <style:style style:name="P73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dc445" style:font-size-asian="10pt" style:font-size-complex="10pt"/>
    </style:style>
    <style:style style:name="P74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82558" style:font-size-asian="10pt" style:font-size-complex="10pt"/>
    </style:style>
    <style:style style:name="P75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eb803" style:font-size-asian="10pt" style:font-size-complex="10pt"/>
    </style:style>
    <style:style style:name="P76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97d74" style:font-size-asian="10pt" style:font-size-complex="10pt"/>
    </style:style>
    <style:style style:name="P77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3c1fdf" style:font-size-asian="10pt" style:font-size-complex="10pt"/>
    </style:style>
    <style:style style:name="P78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ada31" style:font-size-asian="10pt" style:font-size-complex="10pt"/>
    </style:style>
    <style:style style:name="P79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adc3f" style:font-size-asian="10pt" style:font-size-complex="10pt"/>
    </style:style>
    <style:style style:name="P80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f95c7" style:font-size-asian="10pt" style:font-size-complex="10pt"/>
    </style:style>
    <style:style style:name="P81" style:family="paragraph" style:parent-style-name="Text_20_body">
      <style:text-properties style:font-name="DejaVu Sans Mono" fo:font-size="10pt" officeooo:rsid="00260e42" officeooo:paragraph-rsid="0026ede9" style:font-size-asian="10pt" style:font-size-complex="10pt"/>
    </style:style>
    <style:style style:name="P82" style:family="paragraph" style:parent-style-name="Text_20_body">
      <style:text-properties style:font-name="DejaVu Sans Mono" fo:font-size="10pt" officeooo:rsid="00260e42" officeooo:paragraph-rsid="004b3c89" style:font-size-asian="10pt" style:font-size-complex="10pt"/>
    </style:style>
    <style:style style:name="P83" style:family="paragraph" style:parent-style-name="Text_20_body">
      <style:text-properties style:font-name="DejaVu Sans Mono" fo:font-size="10pt" officeooo:rsid="0026ede9" officeooo:paragraph-rsid="0026ede9" style:font-size-asian="10pt" style:font-size-complex="10pt"/>
    </style:style>
    <style:style style:name="P84" style:family="paragraph" style:parent-style-name="Text_20_body">
      <style:text-properties style:font-name="DejaVu Sans Mono" fo:font-size="10pt" officeooo:rsid="0028c04a" officeooo:paragraph-rsid="0028c04a" style:font-size-asian="10pt" style:font-size-complex="10pt"/>
    </style:style>
    <style:style style:name="P85" style:family="paragraph" style:parent-style-name="Text_20_body">
      <style:text-properties style:font-name="DejaVu Sans Mono" fo:font-size="10pt" officeooo:rsid="00335cd6" officeooo:paragraph-rsid="00335cd6" style:font-size-asian="10pt" style:font-size-complex="10pt"/>
    </style:style>
    <style:style style:name="P86" style:family="paragraph" style:parent-style-name="Text_20_body">
      <style:text-properties style:font-name="DejaVu Sans Mono" fo:font-size="10pt" officeooo:rsid="0034f4fa" officeooo:paragraph-rsid="0034f4fa" style:font-size-asian="10pt" style:font-size-complex="10pt"/>
    </style:style>
    <style:style style:name="P87" style:family="paragraph" style:parent-style-name="Text_20_body">
      <style:text-properties style:font-name="DejaVu Sans Mono" fo:font-size="10pt" officeooo:rsid="00372e13" officeooo:paragraph-rsid="00372e13" style:font-size-asian="10pt" style:font-size-complex="10pt"/>
    </style:style>
    <style:style style:name="P88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9" style:family="paragraph" style:parent-style-name="Text_20_body">
      <style:text-properties style:font-name="DejaVu Sans Mono" fo:font-size="10pt" officeooo:rsid="00408937" style:font-size-asian="10pt" style:font-size-complex="10pt"/>
    </style:style>
    <style:style style:name="P90" style:family="paragraph" style:parent-style-name="Text_20_body">
      <style:text-properties style:font-name="DejaVu Sans Mono" fo:font-size="10pt" officeooo:rsid="003ee516" style:font-size-asian="10pt" style:font-size-complex="10pt"/>
    </style:style>
    <style:style style:name="P91" style:family="paragraph" style:parent-style-name="Text_20_body">
      <style:text-properties style:font-name="DejaVu Sans Mono" fo:font-size="10pt" officeooo:rsid="003ee516" officeooo:paragraph-rsid="0044503f" style:font-size-asian="10pt" style:font-size-complex="10pt"/>
    </style:style>
    <style:style style:name="P92" style:family="paragraph" style:parent-style-name="Text_20_body">
      <style:text-properties style:font-name="DejaVu Sans Mono" fo:font-size="10pt" officeooo:rsid="003ee516" officeooo:paragraph-rsid="00460aa2" style:font-size-asian="10pt" style:font-size-complex="10pt"/>
    </style:style>
    <style:style style:name="P93" style:family="paragraph" style:parent-style-name="Text_20_body">
      <style:text-properties style:font-name="DejaVu Sans Mono" fo:font-size="10pt" officeooo:rsid="0037924d" officeooo:paragraph-rsid="0037924d" style:font-size-asian="10pt" style:font-size-complex="10pt"/>
    </style:style>
    <style:style style:name="P94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95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96" style:family="paragraph" style:parent-style-name="Text_20_body">
      <style:text-properties style:font-name="DejaVu Sans Mono" fo:font-size="10pt" officeooo:paragraph-rsid="00482a48" style:font-size-asian="10pt" style:font-size-complex="10pt"/>
    </style:style>
    <style:style style:name="P97" style:family="paragraph" style:parent-style-name="Text_20_body">
      <style:text-properties style:font-name="DejaVu Sans Mono" fo:font-size="10pt" officeooo:paragraph-rsid="0049580b" style:font-size-asian="10pt" style:font-size-complex="10pt"/>
    </style:style>
    <style:style style:name="P98" style:family="paragraph" style:parent-style-name="Text_20_body">
      <style:text-properties style:font-name="DejaVu Sans Mono" fo:font-size="10pt" officeooo:paragraph-rsid="004b3c89" style:font-size-asian="10pt" style:font-size-complex="10pt"/>
    </style:style>
    <style:style style:name="P99" style:family="paragraph" style:parent-style-name="Text_20_body">
      <style:text-properties style:font-name="DejaVu Sans Mono" fo:font-size="10pt" fo:font-weight="bold" officeooo:rsid="00372e13" officeooo:paragraph-rsid="00372e13" style:font-size-asian="10pt" style:font-weight-asian="bold" style:font-size-complex="10pt" style:font-weight-complex="bold"/>
    </style:style>
    <style:style style:name="P100" style:family="paragraph" style:parent-style-name="Text_20_body">
      <style:text-properties style:font-name="DejaVu Sans Mono" fo:font-size="10pt" fo:font-weight="normal" officeooo:rsid="00372e13" officeooo:paragraph-rsid="00372e13" style:font-size-asian="10pt" style:font-weight-asian="normal" style:font-size-complex="10pt" style:font-weight-complex="normal"/>
    </style:style>
    <style:style style:name="P101" style:family="paragraph" style:parent-style-name="Text_20_body">
      <style:text-properties officeooo:rsid="000c1e58" officeooo:paragraph-rsid="001adc3f"/>
    </style:style>
    <style:style style:name="P102" style:family="paragraph" style:parent-style-name="Text_20_body">
      <style:text-properties style:font-name="arial" fo:font-size="10pt" officeooo:rsid="003ee516" style:font-size-asian="10pt" style:font-size-complex="10pt"/>
    </style:style>
    <style:style style:name="P103" style:family="paragraph" style:parent-style-name="Text_20_body" style:list-style-name="L2"/>
    <style:style style:name="P104" style:family="paragraph" style:parent-style-name="Text_20_body" style:list-style-name="L3"/>
    <style:style style:name="P105" style:family="paragraph" style:parent-style-name="Text_20_body" style:list-style-name="L3">
      <style:text-properties officeooo:paragraph-rsid="00211a72"/>
    </style:style>
    <style:style style:name="P106" style:family="paragraph" style:parent-style-name="Heading_20_1" style:list-style-name="">
      <style:paragraph-properties fo:text-align="justify" style:justify-single-word="false"/>
      <style:text-properties style:font-name="Arial" officeooo:paragraph-rsid="0037924d"/>
    </style:style>
    <style:style style:name="P107" style:family="paragraph" style:parent-style-name="Heading_20_1">
      <style:paragraph-properties fo:break-before="page"/>
      <style:text-properties officeooo:paragraph-rsid="000dc445"/>
    </style:style>
    <style:style style:name="P108" style:family="paragraph" style:parent-style-name="Heading_20_1">
      <style:paragraph-properties fo:break-before="page"/>
      <style:text-properties officeooo:rsid="000c1e58" officeooo:paragraph-rsid="000c1e58"/>
    </style:style>
    <style:style style:name="P109" style:family="paragraph" style:parent-style-name="Heading_20_1">
      <style:paragraph-properties fo:break-before="page"/>
      <style:text-properties officeooo:paragraph-rsid="001adc3f"/>
    </style:style>
    <style:style style:name="P110" style:family="paragraph" style:parent-style-name="Heading_20_1">
      <style:paragraph-properties fo:break-before="page"/>
      <style:text-properties style:font-name="Arial"/>
    </style:style>
    <style:style style:name="P111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112" style:family="paragraph" style:parent-style-name="Heading_20_1">
      <style:paragraph-properties fo:text-align="justify" style:justify-single-word="false" fo:break-before="page"/>
      <style:text-properties style:font-name="Arial" officeooo:paragraph-rsid="0037924d"/>
    </style:style>
    <style:style style:name="P113" style:family="paragraph" style:parent-style-name="Heading_20_1">
      <style:paragraph-properties fo:text-align="justify" style:justify-single-word="false" fo:break-before="page"/>
      <style:text-properties style:font-name="Arial" officeooo:rsid="0037924d" officeooo:paragraph-rsid="0037924d"/>
    </style:style>
    <style:style style:name="P114" style:family="paragraph" style:parent-style-name="Heading_20_2">
      <style:paragraph-properties fo:text-align="justify" style:justify-single-word="false"/>
      <style:text-properties style:font-name="Arial1"/>
    </style:style>
    <style:style style:name="P115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116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117" style:family="paragraph" style:parent-style-name="Heading_20_2" style:list-style-name="">
      <style:text-properties style:font-name="Arial1" fo:font-size="12pt" officeooo:paragraph-rsid="000eb803" style:font-size-asian="12pt" style:font-size-complex="12pt"/>
    </style:style>
    <style:style style:name="P118" style:family="paragraph" style:parent-style-name="Heading_20_2">
      <style:text-properties officeooo:rsid="002ada31" officeooo:paragraph-rsid="002f95c7"/>
    </style:style>
    <style:style style:name="P119" style:family="paragraph" style:parent-style-name="Heading_20_2">
      <style:paragraph-properties fo:break-before="page"/>
      <style:text-properties officeooo:paragraph-rsid="000eb803"/>
    </style:style>
    <style:style style:name="P120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121" style:family="paragraph" style:parent-style-name="Heading_20_2">
      <style:paragraph-properties fo:break-before="page"/>
      <style:text-properties style:font-name="Arial" officeooo:paragraph-rsid="000f7f65"/>
    </style:style>
    <style:style style:name="P122" style:family="paragraph" style:parent-style-name="Heading_20_2">
      <style:paragraph-properties fo:break-before="page"/>
      <style:text-properties officeooo:paragraph-rsid="000f7f65"/>
    </style:style>
    <style:style style:name="P123" style:family="paragraph" style:parent-style-name="Heading_20_2">
      <style:paragraph-properties fo:break-before="page"/>
      <style:text-properties officeooo:paragraph-rsid="000c1e58"/>
    </style:style>
    <style:style style:name="P124" style:family="paragraph" style:parent-style-name="Heading_20_2">
      <style:paragraph-properties fo:break-before="page"/>
      <style:text-properties officeooo:rsid="002ada31" officeooo:paragraph-rsid="002ada31"/>
    </style:style>
    <style:style style:name="P125" style:family="paragraph" style:parent-style-name="Heading_20_3" style:list-style-name="">
      <style:text-properties fo:font-weight="normal" officeooo:paragraph-rsid="000f7f65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officeooo:rsid="0009ff9d"/>
    </style:style>
    <style:style style:name="T5" style:family="text">
      <style:text-properties officeooo:rsid="000c1e58"/>
    </style:style>
    <style:style style:name="T6" style:family="text">
      <style:text-properties style:font-name="Arial1" fo:font-size="12pt" officeooo:rsid="000c1e58" style:font-size-asian="12pt" style:font-size-complex="12pt"/>
    </style:style>
    <style:style style:name="T7" style:family="text">
      <style:text-properties style:font-name="DejaVu Sans Mono" fo:font-size="10pt" officeooo:rsid="000c1e58" style:font-size-asian="10pt" style:font-size-complex="10pt"/>
    </style:style>
    <style:style style:name="T8" style:family="text">
      <style:text-properties officeooo:rsid="000dc445"/>
    </style:style>
    <style:style style:name="T9" style:family="text">
      <style:text-properties officeooo:rsid="00182558"/>
    </style:style>
    <style:style style:name="T10" style:family="text">
      <style:text-properties officeooo:rsid="00197d74"/>
    </style:style>
    <style:style style:name="T11" style:family="text">
      <style:text-properties officeooo:rsid="00199b4a"/>
    </style:style>
    <style:style style:name="T12" style:family="text">
      <style:text-properties officeooo:rsid="001adc3f"/>
    </style:style>
    <style:style style:name="T13" style:family="text">
      <style:text-properties officeooo:rsid="00259ac8"/>
    </style:style>
    <style:style style:name="T14" style:family="text">
      <style:text-properties officeooo:rsid="00260e42"/>
    </style:style>
    <style:style style:name="T15" style:family="text">
      <style:text-properties fo:font-weight="bold" officeooo:rsid="00260e42" style:font-weight-asian="bold" style:font-weight-complex="bold"/>
    </style:style>
    <style:style style:name="T16" style:family="text">
      <style:text-properties fo:font-weight="bold" officeooo:rsid="0026ede9" style:font-weight-asian="bold" style:font-weight-complex="bold"/>
    </style:style>
    <style:style style:name="T17" style:family="text">
      <style:text-properties fo:font-weight="bold" officeooo:rsid="0028c04a" style:font-weight-asian="bold" style:font-weight-complex="bold"/>
    </style:style>
    <style:style style:name="T18" style:family="text">
      <style:text-properties fo:font-weight="bold" officeooo:rsid="00335cd6" style:font-weight-asian="bold" style:font-weight-complex="bold"/>
    </style:style>
    <style:style style:name="T19" style:family="text">
      <style:text-properties fo:font-weight="bold" officeooo:rsid="0034f4fa" style:font-weight-asian="bold" style:font-weight-complex="bold"/>
    </style:style>
    <style:style style:name="T20" style:family="text">
      <style:text-properties fo:font-weight="bold" officeooo:rsid="00372e13" style:font-weight-asian="bold" style:font-weight-complex="bold"/>
    </style:style>
    <style:style style:name="T21" style:family="text">
      <style:text-properties fo:font-weight="bold" officeooo:rsid="003ee516" style:font-weight-asian="bold" style:font-weight-complex="bold"/>
    </style:style>
    <style:style style:name="T22" style:family="text">
      <style:text-properties fo:font-weight="bold" officeooo:rsid="004b3c89" style:font-weight-asian="bold" style:font-weight-complex="bold"/>
    </style:style>
    <style:style style:name="T23" style:family="text">
      <style:text-properties officeooo:rsid="0026ede9"/>
    </style:style>
    <style:style style:name="T24" style:family="text">
      <style:text-properties officeooo:rsid="0028c04a"/>
    </style:style>
    <style:style style:name="T25" style:family="text">
      <style:text-properties officeooo:rsid="002ada31"/>
    </style:style>
    <style:style style:name="T26" style:family="text">
      <style:text-properties officeooo:rsid="002dc889"/>
    </style:style>
    <style:style style:name="T27" style:family="text">
      <style:text-properties officeooo:rsid="002f95c7"/>
    </style:style>
    <style:style style:name="T28" style:family="text">
      <style:text-properties officeooo:rsid="00317594"/>
    </style:style>
    <style:style style:name="T29" style:family="text">
      <style:text-properties officeooo:rsid="00335cd6"/>
    </style:style>
    <style:style style:name="T30" style:family="text">
      <style:text-properties officeooo:rsid="0034f4fa"/>
    </style:style>
    <style:style style:name="T31" style:family="text">
      <style:text-properties officeooo:rsid="0035e994"/>
    </style:style>
    <style:style style:name="T32" style:family="text">
      <style:text-properties officeooo:rsid="00372e13"/>
    </style:style>
    <style:style style:name="T33" style:family="text">
      <style:text-properties fo:font-weight="normal" officeooo:rsid="00372e13" style:font-weight-asian="normal" style:font-weight-complex="normal"/>
    </style:style>
    <style:style style:name="T34" style:family="text">
      <style:text-properties fo:font-weight="normal" officeooo:rsid="004b3c89" style:font-weight-asian="normal" style:font-weight-complex="normal"/>
    </style:style>
    <style:style style:name="T35" style:family="text">
      <style:text-properties officeooo:rsid="0037924d"/>
    </style:style>
    <style:style style:name="T36" style:family="text">
      <style:text-properties officeooo:rsid="003906cd"/>
    </style:style>
    <style:style style:name="T37" style:family="text">
      <style:text-properties officeooo:rsid="003a8218"/>
    </style:style>
    <style:style style:name="T38" style:family="text">
      <style:text-properties officeooo:rsid="003ad7a5"/>
    </style:style>
    <style:style style:name="T39" style:family="text">
      <style:text-properties officeooo:rsid="003c1fdf"/>
    </style:style>
    <style:style style:name="T40" style:family="text">
      <style:text-properties officeooo:rsid="003d6e0c"/>
    </style:style>
    <style:style style:name="T41" style:family="text">
      <style:text-properties officeooo:rsid="003ee516"/>
    </style:style>
    <style:style style:name="T42" style:family="text">
      <style:text-properties officeooo:rsid="00460aa2"/>
    </style:style>
    <style:style style:name="T43" style:family="text">
      <style:text-properties officeooo:rsid="0046cf4f"/>
    </style:style>
    <style:style style:name="T44" style:family="text">
      <style:text-properties officeooo:rsid="004b3c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62">1Pré-requis à l'installation sous « Mandriva »<text:tab/>3</text:p>
          <text:p text:style-name="P63">1.1Création du user sur « Server »<text:tab/>3</text:p>
          <text:p text:style-name="P63">1.2Création du user sur « Client »<text:tab/>3</text:p>
          <text:p text:style-name="P63">1.3Installation du server MySQL<text:tab/>4</text:p>
          <text:p text:style-name="P63">1.4Installation du TTS Espeak<text:tab/>5</text:p>
          <text:p text:style-name="P63">1.5Installation de MbrOLA<text:tab/>6</text:p>
          <text:p text:style-name="P63">1.6Création de l'autorité de certification et du certificat server<text:tab/>7</text:p>
          <text:p text:style-name="P62">2Installation « from scratch »<text:tab/>8</text:p>
          <text:p text:style-name="P63">2.1Installation des paquetages<text:tab/>8</text:p>
          <text:p text:style-name="P63">2.2Compilation des sources<text:tab/>9</text:p>
          <text:p text:style-name="P62">3Installation « from RPMs »<text:tab/>10</text:p>
          <text:p text:style-name="P62">4Préparation d'un nouveau client<text:tab/>10</text:p>
          <text:p text:style-name="P62">5Lancement du logiciel serveur<text:tab/>12</text:p>
          <text:p text:style-name="P62">6Lancement du logiciel client<text:tab/>13</text:p>
          <text:p text:style-name="P62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107" text:outline-level="1">Pré-requis à l'installation sous « Mandriva »</text:h>
      <text:p text:style-name="P56"/>
      <text:p text:style-name="P14">Ce chapitre décrit le processus à suivre pour installer, préparer et configurer les logiciels détaillés ci dessus <text:span text:style-name="T8">selon deux méthodes :</text:span></text:p>
      <text:list xml:id="list1252131168" text:style-name="L1">
        <text:list-item>
          <text:p text:style-name="P65">From Scratch : Compilation des sources</text:p>
        </text:list-item>
        <text:list-item>
          <text:p text:style-name="P64"><text:span text:style-name="T2">From RPMs : Installation directement packagée</text:span><text:span text:style-name="T1">.</text:span></text:p>
        </text:list-item>
      </text:list>
      <text:p text:style-name="P55"/>
      <text:p text:style-name="P72">Nous considérons qu'une machine « Server » est installée avec la dernière version disponible de « Mandriva », et correctement configurée, notamment concernant les déclarations des dépots RPM.</text:p>
      <text:p text:style-name="P72"/>
      <text:h text:style-name="P115" text:outline-level="2"><text:span text:style-name="T8">Création d</text:span><text:span text:style-name="T9">u</text:span><text:span text:style-name="T8"> user </text:span><text:span text:style-name="T9">sur « Server »</text:span></text:h>
      <text:p text:style-name="P14"/>
      <text:p text:style-name="P14">Sur la machine « Server », lance<text:span text:style-name="T8">z</text:span> en tant que « root », les commandes suivantes:</text:p>
      <text:p text:style-name="P50"/>
      <text:p text:style-name="P30">[root@Server ~]# useradd watchdog -d /var/<text:span text:style-name="T4">Watchdog</text:span>Home </text:p>
      <text:p text:style-name="P30">[root@Server ~]# passwd watchdog </text:p>
      <text:p text:style-name="P73"/>
      <text:h text:style-name="P116" text:outline-level="2"><text:span text:style-name="T8">Création d</text:span><text:span text:style-name="T9">u</text:span><text:span text:style-name="T8"> user </text:span><text:span text:style-name="T9">sur « Client »</text:span></text:h>
      <text:p text:style-name="P17"/>
      <text:p text:style-name="P17">L'installation <text:span text:style-name="T9">utilise une configu</text:span>ration pour un user « watchdoguser ». Bien sûr, n'importe quel utilisateur standard de la machine pourra être utilisé en lieu en place.</text:p>
      <text:p text:style-name="P17"/>
      <text:p text:style-name="P17">Sur la machine « Client », lancez en tant que « root », les commandes suivantes :</text:p>
      <text:p text:style-name="P37">[root@Client root]# useradd watchdoguser </text:p>
      <text:p text:style-name="P74">[root@Client root]# passwd watchdoguser </text:p>
      <text:h text:style-name="P117" text:outline-level="2"/>
      <text:h text:style-name="P119" text:outline-level="2">Installation du server MySQL</text:h>
      <text:p text:style-name="P51"/>
      <text:p text:style-name="P15">Par défaut, le serveur de base de données est installé sur la même machine que le serveur Watchdog. Il peut cependant être déporté sur n'importe quelle autre machine.</text:p>
      <text:p text:style-name="P15"/>
      <text:p text:style-name="P15">Sur la machine « Server », lancez en tant que « root », les commandes suivantes:</text:p>
      <text:p text:style-name="P51"/>
      <text:p text:style-name="P35">[root@Server ~]# urpmi <text:span text:style-name="T43">mysql</text:span> </text:p>
      <text:p text:style-name="P38">[root@Server ~]# /<text:span text:style-name="T43">etc/init.d/</text:span><text:span text:style-name="T13">mysqld start</text:span></text:p>
      <text:p text:style-name="P97">[root@Server ~]# /usr/bin/mysql_secure_installation </text:p>
      <text:p text:style-name="P35">...</text:p>
      <text:p text:style-name="P98"><text:span text:style-name="T44">Enter current password for root (enter for none): </text:span></text:p>
      <text:p text:style-name="P98"><text:span text:style-name="T44">...</text:span></text:p>
      <text:p text:style-name="P82"><text:span text:style-name="T44">Set root password? [Y/n] Y</text:span></text:p>
      <text:p text:style-name="P82"><text:span text:style-name="T34">New password: </text:span><text:span text:style-name="T22">changeit</text:span></text:p>
      <text:p text:style-name="P35">...</text:p>
      <text:p text:style-name="P39"><text:span text:style-name="T23">Remove anonymous users? [Y/n] </text:span><text:span text:style-name="T16">Y</text:span></text:p>
      <text:p text:style-name="P83">...</text:p>
      <text:p text:style-name="P40"><text:span text:style-name="T24">Disallow root login remotely? [Y/n] </text:span><text:span text:style-name="T17">Y</text:span></text:p>
      <text:p text:style-name="P84">...</text:p>
      <text:p text:style-name="P40"><text:span text:style-name="T24">Remove test database and access to it? [Y/n] </text:span><text:span text:style-name="T17">Y</text:span></text:p>
      <text:p text:style-name="P84">...</text:p>
      <text:p text:style-name="P40"><text:span text:style-name="T24">Reload privilege tables now? [Y/n] </text:span><text:span text:style-name="T17">Y</text:span></text:p>
      <text:p text:style-name="P84">...</text:p>
      <text:p text:style-name="P96">[root@Server ~]# /usr/bin/mysqladmin -u root -p create WatchdogDB</text:p>
      <text:p text:style-name="P96">[root@Server ~]# mysql -u root -p WatchdogDB </text:p>
      <text:p text:style-name="P35">Enter password: </text:p>
      <text:p text:style-name="P35">Welcome to the MySQL monitor. <text:s/>Commands end with ; or \g.</text:p>
      <text:p text:style-name="P35">mysql&gt; CREATE USER 'watchdog' IDENTIFIED BY 'seb';</text:p>
      <text:p text:style-name="P35">Query OK, 0 rows affected (0.00 sec) </text:p>
      <text:p text:style-name="P35">mysql&gt; GRANT SELECT, INSERT, UPDATE, DELETE, EVENT ON WatchdogDB.* TO 'watchdog';</text:p>
      <text:p text:style-name="P75"><text:soft-page-break/>mysql&gt; exit </text:p>
      <text:p text:style-name="P75"/>
      <text:h text:style-name="P120" text:outline-level="2"><text:span text:style-name="T5">Installation du </text:span><text:span text:style-name="T10">TTS Espeak</text:span></text:h>
      <text:p text:style-name="P18"/>
      <text:p text:style-name="P18">Sur la machine « Server », lancez en tant que « root », les commandes suivantes:</text:p>
      <text:p text:style-name="P32"/>
      <text:p text:style-name="P76">[root@Server ~]# urpmi espeak </text:p>
      <text:p text:style-name="P76"/>
      <text:p text:style-name="P23"><text:span text:style-name="T39">Répetez l'opérations sur la</text:span> la machine « <text:span text:style-name="T39">Cliente</text:span> ».</text:p>
      <text:p text:style-name="P77"/>
      <text:h text:style-name="P121" text:outline-level="2">Installation de MbrOLA</text:h>
      <text:p text:style-name="P16"/>
      <text:p text:style-name="P16">Attention, ce logiciel de synthèse vocale n'est pas sous licence GPL. Les sources et binaires ne sont donc pas fournies par « Watchdog », et vous dev<text:span text:style-name="T11">r</text:span>ez vous <text:span text:style-name="T11">même</text:span> allez les chercher sur le site internet dédié.</text:p>
      <text:p text:style-name="P16">Allez sur le site <text:a xlink:type="simple" xlink:href="http://tcts.fpms.ac.be/synthesis/">http://tcts.fpms.ac.be/synthesis/</text:a> et télécharger les binaires et les voix françaises fr1 à fr7.</text:p>
      <text:p text:style-name="P16"/>
      <text:p text:style-name="P16">Copiez, sur la machine « Server », en tant que « watchdog », les fichiers « frX » dans le répertoire HOME. Puis adaptez les droits des fichiers en conséquence</text:p>
      <text:p text:style-name="P31">[watchdog@Server ~]<text:span text:style-name="T28">$</text:span> chmod -R 755 fr*</text:p>
      <text:p text:style-name="P31"/>
      <text:p text:style-name="P16">Copiez, sur la machine « Server », en tant que « root », le fichier binaire MBROLA-i386 dans le répertoire « /usr/local/bin », et adaptez les droits en conséquence</text:p>
      <text:p text:style-name="P36">[root@Server /usr/local/bin]# chmod 755 mbrola-linux-i386 </text:p>
      <text:p text:style-name="P36"/>
      <text:p text:style-name="P66">Répetez l'opération sur la machine « Client », en utilisant le répoertoire ~/.watchdog pour stocker les fichiers « frx »</text:p>
      <text:p text:style-name="P36"/>
      <text:h text:style-name="P122" text:outline-level="2">Création de l'autorité de certification et du certificat server</text:h>
      <text:p text:style-name="P57"/>
      <text:p text:style-name="P16">L'outil nécessite une autorité de certification pour signer les certificats de chiffrements et d'authentification. Si vous n'en disposez pas, voici une méthode pour en créer une.</text:p>
      <text:p text:style-name="P16"/>
      <text:p text:style-name="P16">Sur la machine « Server », lancez en tant que « watchdog », les commandes suivantes :</text:p>
      <text:p text:style-name="P31"/>
      <text:p text:style-name="P8">[watchdog@Server ~]$ openssl req -newkey rsa:2048 -nodes -x509 -days 3650 -keyout cakey.pem -out cacert.pem </text:p>
      <text:p text:style-name="P85">...</text:p>
      <text:p text:style-name="P43"><text:span text:style-name="T29">Country Name (2 letter code) [XX]:</text:span><text:span text:style-name="T18">FR </text:span></text:p>
      <text:p text:style-name="P43"><text:span text:style-name="T29">State or Province Name (full name) [Default Province]:</text:span><text:span text:style-name="T18">IDF</text:span><text:span text:style-name="T29"> </text:span></text:p>
      <text:p text:style-name="P43"><text:span text:style-name="T29">Locality Name (eg, city) [Default City]:</text:span><text:span text:style-name="T18">CROSNE</text:span><text:span text:style-name="T29"> </text:span></text:p>
      <text:p text:style-name="P43"><text:span text:style-name="T29">Organization Name (eg, company) [Default Company Ltd]:</text:span><text:span text:style-name="T18">WatchdogTest</text:span><text:span text:style-name="T29"> </text:span></text:p>
      <text:p text:style-name="P85">Organizational Unit Name (eg, section) []: </text:p>
      <text:p text:style-name="P43"><text:span text:style-name="T29">Common Name (eg, your name or your server's hostname) []:</text:span><text:span text:style-name="T18">WatchdogTest CA</text:span><text:span text:style-name="T29"> </text:span></text:p>
      <text:p text:style-name="P85">Email Address []: </text:p>
      <text:p text:style-name="P85"/>
      <text:p text:style-name="P36">[watchdog@Server ~]$ openssl req -newkey rsa:2048 -nodes -days 3650 -keyout serveurkey.pem -out serveurcert.req </text:p>
      <text:p text:style-name="P86">...</text:p>
      <text:p text:style-name="P44"><text:span text:style-name="T30">Country Name (2 letter code) [XX]:</text:span><text:span text:style-name="T19">FR</text:span><text:span text:style-name="T30"> </text:span></text:p>
      <text:p text:style-name="P44"><text:span text:style-name="T30">State or Province Name (full name) [Default Province]:</text:span><text:span text:style-name="T19">CROSNE</text:span><text:span text:style-name="T30"> </text:span></text:p>
      <text:p text:style-name="P44"><text:span text:style-name="T30">Locality Name (eg, city) [Default City]:</text:span><text:span text:style-name="T19">CROSNE</text:span><text:span text:style-name="T30"> </text:span></text:p>
      <text:p text:style-name="P44"><text:span text:style-name="T30">Organization Name (eg, company) [Default Company Ltd]:</text:span><text:span text:style-name="T19">WatchdogTest</text:span><text:span text:style-name="T30"> </text:span></text:p>
      <text:p text:style-name="P86">Organizational Unit Name (eg, section) []: </text:p>
      <text:p text:style-name="P44"><text:span text:style-name="T30">Common Name (eg, your name or your server's hostname) []:C</text:span><text:span text:style-name="T19">ertificat test serveur Watchdog </text:span></text:p>
      <text:p text:style-name="P86">Email Address []: </text:p>
      <text:p text:style-name="P86"/>
      <text:p text:style-name="P86">Please enter the following 'extra' attributes </text:p>
      <text:p text:style-name="P86">to be sent with your certificate request </text:p>
      <text:p text:style-name="P86">A challenge password []: </text:p>
      <text:p text:style-name="P86"><text:soft-page-break/>An optional company name []: </text:p>
      <text:p text:style-name="P86"/>
      <text:p text:style-name="P36">[watchdog@Server ~]$ mkdir newcerts </text:p>
      <text:p text:style-name="P36">[watchdog@Server ~]$ touch index.txt </text:p>
      <text:p text:style-name="P36">[watchdog@Server ~]$ echo "01" &gt; serial </text:p>
      <text:p text:style-name="P36">[watchdog@Server ~]$ openssl ca -config /<text:span text:style-name="T31">usr/share/Watchdog/</text:span>openssl.cnf -in serveurcert.req -out serveursigne.pem</text:p>
      <text:p text:style-name="P36">...</text:p>
      <text:p text:style-name="P87">Certificate is to be certified until Feb <text:s/>8 16:31:43 2021 GMT (3650 days) </text:p>
      <text:p text:style-name="P45"><text:span text:style-name="T32">Sign the certificate? [y/n]: </text:span><text:span text:style-name="T20">Y</text:span></text:p>
      <text:p text:style-name="P99"/>
      <text:p text:style-name="P45"><text:span text:style-name="T33">1 out of 1 certificate requests certified, commit? [y/n] </text:span><text:span text:style-name="T20">Y </text:span></text:p>
      <text:p text:style-name="P100">Write out database with 1 new entries </text:p>
      <text:p text:style-name="P100">Data Base Updated </text:p>
      <text:p text:style-name="P100">[watchdog@Server ~]$ </text:p>
      <text:h text:style-name="P125" text:outline-level="1"/>
      <text:h text:style-name="P108" text:outline-level="1">Installation « from scratch »</text:h>
      <text:h text:style-name="P114" text:outline-level="2">Installation des paquetages</text:h>
      <text:p text:style-name="P12"/>
      <text:p text:style-name="P12">Sur la machine « Server », lancez en tant que « root », les commandes suivantes:</text:p>
      <text:p text:style-name="P28"/>
      <text:p text:style-name="P28">[root@Server ~]# urpmi autoconf automake make libtool </text:p>
      <text:p text:style-name="P28">[root@Server ~]# urpmi bison flex </text:p>
      <text:p text:style-name="P28"/>
      <text:p text:style-name="P28">[root@Server ~]# urpmi gcc gcc-c++ </text:p>
      <text:p text:style-name="P28">[root@Server ~]# urpmi glib2-devel libgnomeui2-devel</text:p>
      <text:p text:style-name="P28">[root@Server ~]# urpmi gtksourceview-devel </text:p>
      <text:p text:style-name="P28">[root@Server ~]# urpmi goocanvas-devel</text:p>
      <text:p text:style-name="P28">[root@Server ~]# urpmi nut-devel mysql-devel </text:p>
      <text:p text:style-name="P28">[root@Server ~]# urpmi gnokii-devel</text:p>
      <text:p text:style-name="P28">[root@Server ~]# urpmi gtkdatabox-devel ungif4-devel</text:p>
      <text:p text:style-name="P28">[root@Server ~]# urpmi libvlc-devel </text:p>
      <text:p text:style-name="P28">[root@Server ~]# urpmi libcurl-devel </text:p>
      <text:p text:style-name="P28">[root@Server ~]# urpmi espeak </text:p>
      <text:h text:style-name="P123" text:outline-level="2">Compilation des sources</text:h>
      <text:p text:style-name="P52"/>
      <text:p text:style-name="P13">La procédure d'installation et compilation des sources est la même pour la machine « Server » et la machine « Client ».</text:p>
      <text:p text:style-name="P13"/>
      <text:p text:style-name="P13">Connectez vous à la machine « Server », en tant que user « watchdog ».</text:p>
      <text:p text:style-name="P13"/>
      <text:p text:style-name="P13">Télécharger les sources du logiciel, en SVN, et installer le logiciel via les commandes suivantes :</text:p>
      <text:p text:style-name="P13"/>
      <text:p text:style-name="P29">[watchdog@Server ~]$ svn co svn://seblef.dyndns.org/branches-2.x/ SRC</text:p>
      <text:p text:style-name="P6">[watchdog@Server ~]$ cd SRC</text:p>
      <text:p text:style-name="P7">[watchdog@Server ~]$ aclocal; libtoolize; autoheader; autoconf; automake --add-missing </text:p>
      <text:p text:style-name="P34">[watchdog@Server ~]$ ./configure </text:p>
      <text:p text:style-name="P34">[watchdog@Server ~]$ su </text:p>
      <text:p text:style-name="P34">Password: </text:p>
      <text:p text:style-name="P34">[root@Server WatchdogHome]# make install </text:p>
      <text:p text:style-name="P29">[root@Server WatchdogHome]# exit </text:p>
      <text:p text:style-name="P6">[watchdog@Server ~]$ cd ..</text:p>
      <text:p text:style-name="P6">[watchdog@Server ~]$ rm -rf SRC</text:p>
      <text:p text:style-name="P6"/>
      <text:p text:style-name="P9"><text:span text:style-name="T7">Répétez la procédure sur la machine « Client »</text:span><text:span text:style-name="T6">.</text:span></text:p>
      <text:p text:style-name="P9"/>
      <text:h text:style-name="P124" text:outline-level="2">Définition du schéma de base de données</text:h>
      <text:p text:style-name="P53"/>
      <text:p text:style-name="P20">Sur la machine « Server », lance<text:span text:style-name="T26">z</text:span> en tant que « root », les commandes suivantes:</text:p>
      <text:p text:style-name="P53"/>
      <text:p text:style-name="P41">[root@Server ~]# mysql -u root -p WatchdogDB </text:p>
      <text:p text:style-name="P41">Enter password: </text:p>
      <text:p text:style-name="P41">Welcome to the MySQL monitor. <text:s/>Commands end with ; or \g.</text:p>
      <text:p text:style-name="P41">mysql&gt; source <text:span text:style-name="T25">Watchdogd/</text:span>init_db.sql </text:p>
      <text:p text:style-name="P78">mysql&gt; exit </text:p>
      <text:h text:style-name="P109" text:outline-level="1"><text:span text:style-name="T5">Installation « from </text:span><text:span text:style-name="T12">RPMs</text:span><text:span text:style-name="T5"> »</text:span></text:h>
      <text:p text:style-name="P101"/>
      <text:p text:style-name="P19">Télécharger les <text:span text:style-name="T12">RPMs </text:span>du logiciel <text:span text:style-name="T12">« common » et « server »</text:span>, <text:span text:style-name="T12">et s</text:span>ur la machine « Server », lancez en tant que « root », les commandes suivantes:</text:p>
      <text:p text:style-name="P33"/>
      <text:p text:style-name="P33"><text:span text:style-name="T5">[root@Server ~]# urpmi </text:span><text:span text:style-name="T12">Watchdog-common-2.6.xx-1.i586.rpm</text:span></text:p>
      <text:p text:style-name="P33"><text:span text:style-name="T5">[root@Server ~]# urpmi </text:span><text:span text:style-name="T12">Watchdog-server-2.6.xx-1.i586.rpm</text:span></text:p>
      <text:p text:style-name="P79"/>
      <text:p text:style-name="P67">Remplacer le « x » par le numéro de version en cours.</text:p>
      <text:p text:style-name="P67"/>
      <text:p text:style-name="P19">Télécharger les <text:span text:style-name="T12">RPMs </text:span>du logiciel « <text:span text:style-name="T12">client »</text:span>, <text:span text:style-name="T12">et s</text:span>ur la machine « <text:span text:style-name="T12">Client</text:span> », lancez en tant que « root », les commandes suivantes:</text:p>
      <text:p text:style-name="P33"/>
      <text:p text:style-name="P33"><text:span text:style-name="T5">[root@</text:span><text:span text:style-name="T12">Client</text:span><text:span text:style-name="T5"> ~]# urpmi </text:span><text:span text:style-name="T12">Watchdog-common-2.6.xx-1.i586.rpm</text:span></text:p>
      <text:p text:style-name="P33"><text:span text:style-name="T5">[root@</text:span><text:span text:style-name="T12">Client</text:span><text:span text:style-name="T5"> ~]# urpmi </text:span><text:span text:style-name="T12">Watchdog-client-2.6.xx-1.i586.rpm</text:span></text:p>
      <text:h text:style-name="P118" text:outline-level="2">Définition du schéma de base de données</text:h>
      <text:p text:style-name="P54"/>
      <text:p text:style-name="P21">Sur la machine « Server », lance<text:span text:style-name="T26">z</text:span> en tant que « root », les commandes suivantes:</text:p>
      <text:p text:style-name="P54"/>
      <text:p text:style-name="P42">[root@Server ~]# mysql -u root -p WatchdogDB </text:p>
      <text:p text:style-name="P42">Enter password: </text:p>
      <text:p text:style-name="P42">Welcome to the MySQL monitor. <text:s/>Commands end with ; or \g.</text:p>
      <text:p text:style-name="P42">mysql&gt; source /<text:span text:style-name="T27">usr/share/</text:span><text:span text:style-name="T25">Watchdog/</text:span>init_db.sql </text:p>
      <text:h text:style-name="P80" text:outline-level="1">mysql&gt; exit </text:h>
      <text:h text:style-name="P109" text:outline-level="1">Préparation d'un nouveau client</text:h>
      <text:p text:style-name="P28"/>
      <text:p text:style-name="P12">Sur la machine « Client », lancez en tant que « watchdoguser », les commandes suivantes :</text:p>
      <text:p text:style-name="P28"/>
      <text:p text:style-name="P27">[watchdoguser@Client ~]$ mkdir .watchdog; cd .watchdog </text:p>
      <text:p text:style-name="P27">[watchdoguser@Client .watchdog]$ openssl req -newkey rsa:2048 -nodes -days 3650 -keyout clientkey.pem -out clientcert.req </text:p>
      <text:p text:style-name="P27"/>
      <text:p text:style-name="P12">Déplacer le fichier « clientcert.req » sur la machine « Server », dans le répertoire home de l'utilisateur « watchdog ».</text:p>
      <text:p text:style-name="P12"/>
      <text:p text:style-name="P89">[watchdoguser@Client .watchdog]$ scp clientcert.req watchdog@Server: </text:p>
      <text:p text:style-name="P89">watchdog@Server's password: </text:p>
      <text:p text:style-name="P89">clientcert.req <text:s text:c="31"/>100% 1001 <text:s text:c="4"/>1.0KB/s <text:s text:c="2"/>00:00 <text:s text:c="3"/></text:p>
      <text:p text:style-name="P12"/>
      <text:p text:style-name="P12">Sur la machine « Server », lancez en tant que « watchdog », les commandes suivantes :</text:p>
      <text:p text:style-name="P27"/>
      <text:p text:style-name="P27">[watchdog@Server ~]$ openssl ca -config /<text:span text:style-name="T40">usr/share/Watchdog/</text:span>openssl.cnf -in clientcert.req -out clientsigne.pem </text:p>
      <text:p text:style-name="P27"/>
      <text:p text:style-name="P90">Certificate is to be certified until Feb <text:s/>8 17:53:01 2021 GMT (3650 days) </text:p>
      <text:p text:style-name="P27"><text:span text:style-name="T41">Sign the certificate? [y/n]:</text:span><text:span text:style-name="T21">Y</text:span><text:span text:style-name="T41"> </text:span></text:p>
      <text:p text:style-name="P90"/>
      <text:p text:style-name="P27"><text:span text:style-name="T41">1 out of 1 certificate requests certified, commit? [y/n]</text:span><text:span text:style-name="T21">Y</text:span><text:span text:style-name="T41"> </text:span></text:p>
      <text:p text:style-name="P90">Write out database with 1 new entries </text:p>
      <text:p text:style-name="P90">Data Base Updated </text:p>
      <text:p text:style-name="P102"/>
      <text:p text:style-name="P60">Déplacer le fichier « clientsigne.pem » sur la machine « Client », dans le répertoire « .watchdog » de l'utilisateur « watchdoguser ».</text:p>
      <text:p text:style-name="P60"/>
      <text:p text:style-name="P91">[watchdog@localhost ~]$ scp clientsigne.pem watchdoguser@Client:.watchdog/ </text:p>
      <text:p text:style-name="P91"><text:soft-page-break/>watchdoguser@Client's password: </text:p>
      <text:p text:style-name="P91">clientsigne.pem <text:s text:c="30"/>100% 4427 <text:s text:c="4"/>4.3KB/s <text:s text:c="2"/>00:00 <text:s text:c="3"/></text:p>
      <text:p text:style-name="P58"/>
      <text:p text:style-name="P61"><text:span text:style-name="T42">Faites de même avec le certificat de l'autorité de certification</text:span>.</text:p>
      <text:p text:style-name="P61"/>
      <text:p text:style-name="P49"><text:span text:style-name="T41">[watchdog@localhost ~]$ scp c</text:span><text:span text:style-name="T42">acert</text:span><text:span text:style-name="T41">.pem watchdoguser@Client:.watchdog/ </text:span></text:p>
      <text:p text:style-name="P92">watchdoguser@Client's password: </text:p>
      <text:p text:style-name="P49"><text:span text:style-name="T42">cacert</text:span><text:span text:style-name="T41">.pem <text:s text:c="30"/>100% 4427 <text:s text:c="4"/>4.3KB/s <text:s text:c="2"/>00:00 <text:s text:c="3"/></text:span></text:p>
      <text:p text:style-name="P59"/>
      <text:h text:style-name="P113" text:outline-level="1">Configuration du logicier « Server »</text:h>
      <text:p text:style-name="P68"/>
      <text:p text:style-name="P22">Sur la machine « Server », <text:span text:style-name="T35">editez</text:span> en tant que « root » <text:span text:style-name="T35">le fichier de configuration « /etc/watchdogd.conf » en y précisant vos paramètres personnels :</text:span></text:p>
      <text:p text:style-name="P25"/>
      <text:p text:style-name="P46">[root@Server ~]# <text:span text:style-name="T35">vi /etc/watchdogd.conf</text:span></text:p>
      <text:p text:style-name="P93"/>
      <text:p text:style-name="P93"/>
      <text:p text:style-name="P48">[DEBUG] </text:p>
      <text:p text:style-name="P48">debug_CONFIG = true </text:p>
      <text:p text:style-name="P48">debug_MEM = true </text:p>
      <text:p text:style-name="P48">debug_INFO = true </text:p>
      <text:p text:style-name="P48">debug_CRYPTO = true </text:p>
      <text:p text:style-name="P48">debug_CONNEXION = true </text:p>
      <text:p text:style-name="P48">debug_DLS = true </text:p>
      <text:p text:style-name="P48">debug_ADMIN = true </text:p>
      <text:p text:style-name="P48">debug_RS485 = true </text:p>
      <text:p text:style-name="P48">debug_MODBUS = true </text:p>
      <text:p text:style-name="P48">debug_ONDULEUR = true </text:p>
      <text:p text:style-name="P48">debug_AUDIO = true </text:p>
      <text:p text:style-name="P48">debug_SMS = true </text:p>
      <text:p text:style-name="P48"/>
      <text:p text:style-name="P48">[GLOBAL] </text:p>
      <text:p text:style-name="P47"><text:span text:style-name="T36">home <text:s text:c="7"/>= /</text:span><text:span text:style-name="T37">var/WatchdogHome</text:span><text:span text:style-name="T36"> </text:span></text:p>
      <text:p text:style-name="P48">db_host <text:s text:c="4"/>= localhost </text:p>
      <text:p text:style-name="P48">db_port <text:s text:c="4"/>= 3306 </text:p>
      <text:p text:style-name="P48">db_database = WatchdogDB </text:p>
      <text:p text:style-name="P47"><text:span text:style-name="T36">db_password = </text:span><text:span text:style-name="T37">changeit</text:span><text:span text:style-name="T36"> </text:span></text:p>
      <text:p text:style-name="P48">db_username = Watchdog </text:p>
      <text:p text:style-name="P48"/>
      <text:p text:style-name="P48">[SERVER] </text:p>
      <text:p text:style-name="P48">taille_clef_dh = 64 </text:p>
      <text:p text:style-name="P48"><text:soft-page-break/>min_serveur = 1 </text:p>
      <text:p text:style-name="P48">max_serveur = 2 </text:p>
      <text:p text:style-name="P48">max_inactivite = 86400 </text:p>
      <text:p text:style-name="P48"/>
      <text:p text:style-name="P48">[RS485] </text:p>
      <text:p text:style-name="P48">port_rs485 = /dev/watchdog_RS485 </text:p>
      <text:p text:style-name="P48"/>
      <text:p text:style-name="P48">[SMS] </text:p>
      <text:p text:style-name="P48">smsbox_user = smboxuser </text:p>
      <text:p text:style-name="P48">smsbox_passwd = smsboxpasswd </text:p>
      <text:p text:style-name="P48">sms_telephone = 0123456789 </text:p>
      <text:p text:style-name="P48"/>
      <text:p text:style-name="P69">Remplacez les arguments par défaut par vos propres paramètres</text:p>
      <text:h text:style-name="P106" text:outline-level="1"/>
      <text:h text:style-name="P112" text:outline-level="1">Lancement du logiciel serveur</text:h>
      <text:p text:style-name="P12"/>
      <text:p text:style-name="P12">Lors du tout premier lancement, sur la machine « Server », lancez en tant que « watchdog », les commandes suivantes :</text:p>
      <text:p text:style-name="P24"/>
      <text:p text:style-name="P5">[watchdog@Server ~]$ Watchdogd <text:span text:style-name="T38">--</text:span>initrsa </text:p>
      <text:p text:style-name="P5"/>
      <text:p text:style-name="P26"/>
      <text:p text:style-name="P26">Sur la machine « Server », lancez en tant que « watchdog », les commandes suivantes :</text:p>
      <text:p text:style-name="P26"/>
      <text:p text:style-name="P28">[watchdog@Server ~]$ Watchdogd </text:p>
      <text:h text:style-name="P111" text:outline-level="1">Lancement du logiciel client</text:h>
      <text:p text:style-name="P12"/>
      <text:p text:style-name="P26">Sur la machine « Client », lancez en tant que « watchdoguser », la commande suivante :</text:p>
      <text:p text:style-name="P26"/>
      <text:p text:style-name="P27">[watchdoguser@Client ~]$ Watchdog-client</text:p>
      <text:h text:style-name="P110" text:outline-level="1">Liens/Contacts</text:h>
      <text:p text:style-name="P11"/>
      <text:p text:style-name="P11">Les différentes personnes ayant contribué au projet sont :</text:p>
      <text:list xml:id="list98966105" text:style-name="L2">
        <text:list-item>
          <text:p text:style-name="P103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70">Architecture Technique, Module de contrôle/commande, Logistique, Programmation D.L.S, Beta-testeur Watchdog.</text:p>
            </text:list-item>
          </text:list>
        </text:list-item>
        <text:list-item>
          <text:p text:style-name="P103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70">Développeur, Programmation D.L.S, Bêta-testeur Watchdog</text:p>
            </text:list-item>
          </text:list>
        </text:list-item>
      </text:list>
      <text:p text:style-name="P11"/>
      <text:p text:style-name="P11">Les sources du logiciel peuvent être téléchargées sur les sites internets suivants :</text:p>
      <text:list xml:id="list294379046" text:style-name="L3">
        <text:list-item>
          <text:p text:style-name="P104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105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71">Format SVN : svn://seblef.dyndns.org/branches-2.x/</text:p>
        </text:list-item>
      </text:list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39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6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20</text:page-number>/<text:page-count>20</text:page-count></text:p>
              <text:p text:style-name="MP2"><text:date style:data-style-name="N37" text:date-value="2011-02-12T19:11:11">12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2T19:11:11</dc:date>
    <meta:editing-duration>PT12H33M23S</meta:editing-duration>
    <meta:editing-cycles>120</meta:editing-cycles>
    <meta:generator>OpenOffice.org/3.2$Linux OpenOffice.org_project/320m15$Build-9492</meta:generator>
    <meta:document-statistic meta:table-count="2" meta:image-count="2" meta:object-count="0" meta:page-count="20" meta:paragraph-count="241" meta:word-count="1717" meta:character-count="11633"/>
  </office:meta>
</office:document-meta>
</file>